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ist" svg:font-family="Geist, 'Geist Fallback', system-ui, apple-syste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text-indent="0in" style:auto-text-indent="false" fo:padding="0.0193in" fo:border="0.06pt solid #e5e7eb"/>
      <style:text-properties fo:font-size="36pt" fo:font-weight="bold"/>
    </style:style>
    <style:style style:name="P2" style:family="paragraph" style:parent-style-name="Text_20_body">
      <style:paragraph-properties fo:margin-left="0in" fo:margin-right="0in" fo:margin-top="0in" fo:margin-bottom="0.25in" style:contextual-spacing="false" fo:line-height="162%" fo:text-indent="0in" style:auto-text-indent="false" fo:padding="0.0193in" fo:border="0.06pt solid #e5e7eb"/>
      <style:text-properties fo:font-size="15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42%" fo:orphans="2" fo:widows="2" fo:text-indent="0in" style:auto-text-indent="false"/>
      <style:text-properties fo:font-variant="normal" fo:text-transform="none" style:font-name="Geist" fo:font-size="10.5pt" fo:letter-spacing="normal" fo:font-style="normal" fo:font-weight="normal" loext:padding="0.0193in" loext:border="0.06pt solid #e5e7eb"/>
    </style:style>
    <style:style style:name="P4" style:family="paragraph" style:parent-style-name="Heading_20_2">
      <style:text-properties fo:font-size="18pt" fo:font-weight="bold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text-indent="0in" style:auto-text-indent="false" fo:padding="0.0193in" fo:border="0.06pt solid #e5e7eb"/>
    </style:style>
    <style:style style:name="P6" style:family="paragraph" style:parent-style-name="Heading_20_2">
      <style:paragraph-properties fo:margin-left="0in" fo:margin-right="0in" fo:margin-top="0in" fo:margin-bottom="0.1665in" style:contextual-spacing="false" fo:line-height="133%" fo:text-indent="0in" style:auto-text-indent="false" fo:padding="0.0193in" fo:border="0.06pt solid #e5e7eb"/>
      <style:text-properties fo:font-size="18pt" fo:font-weight="bold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5e7eb"/>
      <style:text-properties loext:padding="0.0193in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R Hiring and Screening AI Policy</text:h>
      <text:p text:style-name="P2">Ensures AI-driven hiring follows bias and transparency rules.</text:p>
      <text:p text:style-name="P3">Owner: Chief People Officer</text:p>
      <text:p text:style-name="Standard"/>
      <text:p text:style-name="Standard"/>
      <text:h text:style-name="P4" text:outline-level="2">Purpose</text:h>
      <text:p text:style-name="P5">Protect candidates and comply with employment regulations by governing AI tools used in recruiting, screening, assessments, and performance evaluations.</text:p>
      <text:h text:style-name="P6" text:outline-level="2">Scope</text:h>
      <text:p text:style-name="P5">Covers automated resume screening, video interview analysis, assessments, ranking/recommendation tools, and any AI influencing employment decisions.</text:p>
      <text:list text:style-name="L1">
        <text:list-item>
          <text:p text:style-name="P7">Resume parsing and scoring tools</text:p>
        </text:list-item>
        <text:list-item>
          <text:p text:style-name="P7">Automated video interview analyzers</text:p>
        </text:list-item>
        <text:list-item>
          <text:p text:style-name="P7">AI-based assessments or chatbots interacting with candidates</text:p>
        </text:list-item>
        <text:list-item>
          <text:p text:style-name="P7">Internal tools ranking employees for promotions</text:p>
        </text:list-item>
      </text:list>
      <text:h text:style-name="P6" text:outline-level="2">Definitions</text:h>
      <text:list text:style-name="L2">
        <text:list-item>
          <text:p text:style-name="P8">Automated Employment Decision Tool (AEDT): Any algorithm that substantially assists hiring or promotion decisions.</text:p>
        </text:list-item>
        <text:list-item>
          <text:p text:style-name="P8">Bias Audit: Independent assessment measuring disparate impact across protected classes.</text:p>
        </text:list-item>
        <text:list-item>
          <text:p text:style-name="P8">Candidate Notice: Communication informing applicants when AI is used and how to request alternatives.</text:p>
        </text:list-item>
      </text:list>
      <text:h text:style-name="P6" text:outline-level="2">Policy</text:h>
      <text:p text:style-name="P5">All AEDTs must undergo annual bias audits, provide candidate notices, and offer human review options. HR must document purpose, data sources, and governance controls before deploying AI tools.</text:p>
      <text:h text:style-name="P6" text:outline-level="2"><text:soft-page-break/>Roles and Responsibilities</text:h>
      <text:p text:style-name="P5">Chief People Officer sponsors the program. HR Operations manages tool inventory and candidate notices. Responsible AI and Legal coordinate bias audits and regulatory compliance. Talent Acquisition ensures human oversight.</text:p>
      <text:h text:style-name="P6" text:outline-level="2">Procedures</text:h>
      <text:p text:style-name="P5">HR AI workflow includes:</text:p>
      <text:list text:style-name="L3">
        <text:list-item>
          <text:p text:style-name="P9">Register AEDTs with purpose, data inputs, decision outputs.</text:p>
        </text:list-item>
        <text:list-item>
          <text:p text:style-name="P9">Conduct independent bias audits annually; publish summary as required.</text:p>
        </text:list-item>
        <text:list-item>
          <text:p text:style-name="P9">Provide candidate notices and alternative process instructions.</text:p>
        </text:list-item>
        <text:list-item>
          <text:p text:style-name="P9">Maintain human-in-the-loop review for adverse decisions.</text:p>
        </text:list-item>
        <text:list-item>
          <text:p text:style-name="P9">Log complaints and incident reports; escalate to HR leadership.</text:p>
        </text:list-item>
        <text:list-item>
          <text:p text:style-name="P9">Review vendors for compliance with local laws (e.g., NYC LL144).</text:p>
        </text:list-item>
      </text:list>
      <text:h text:style-name="P6" text:outline-level="2">Exceptions</text:h>
      <text:p text:style-name="P5">Manual tools (e.g., keyword filters without automated scoring) may be exempt with Legal approval but must still provide transparency notices.</text:p>
      <text:h text:style-name="P6" text:outline-level="2">Review Cadence</text:h>
      <text:p text:style-name="P5">Inventory, bias audit results, and candidate feedback reviewed quarterly. Policy updated when new jurisdictions enact AEDT laws.</text:p>
      <text:h text:style-name="P6" text:outline-level="2">References</text:h>
      <text:list text:style-name="L4">
        <text:list-item>
          <text:p text:style-name="P10">NYC Local Law 144 (Automated Employment Decision Tools)</text:p>
        </text:list-item>
        <text:list-item>
          <text:p text:style-name="P10">EEOC guidance on AI in hiring</text:p>
        </text:list-item>
        <text:list-item>
          <text:p text:style-name="P10">Internal documents: AEDT Register, Bias Audit SOP, Candidate Notice Library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ist" svg:font-family="Geist, 'Geist Fallback', system-ui, apple-syste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2:24:59.005610000</meta:creation-date>
    <dc:date>2026-01-30T22:25:49.731262000</dc:date>
    <meta:editing-duration>PT50S</meta:editing-duration>
    <meta:editing-cycles>1</meta:editing-cycles>
    <meta:generator>LibreOffice/25.2.7.2$MacOSX_AARCH64 LibreOffice_project/5cbfd1ab6520636bb5f7b99185aa69bd7456825d</meta:generator>
    <meta:document-statistic meta:table-count="0" meta:image-count="0" meta:object-count="0" meta:page-count="2" meta:paragraph-count="35" meta:word-count="312" meta:character-count="2252" meta:non-whitespace-character-count="1991"/>
  </office:meta>
</office:document-meta>
</file>